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0.875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32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1.494cm"/>
    </style:style>
    <style:style style:name="co14" style:family="table-column">
      <style:table-column-properties fo:break-before="auto" style:column-width="1.281cm"/>
    </style:style>
    <style:style style:name="co15" style:family="table-column">
      <style:table-column-properties fo:break-before="auto" style:column-width="3.223cm"/>
    </style:style>
    <style:style style:name="co16" style:family="table-column">
      <style:table-column-properties fo:break-before="auto" style:column-width="5.41cm"/>
    </style:style>
    <style:style style:name="co17" style:family="table-column">
      <style:table-column-properties fo:break-before="auto" style:column-width="4.05cm"/>
    </style:style>
    <style:style style:name="co18" style:family="table-column">
      <style:table-column-properties fo:break-before="auto" style:column-width="6.826cm"/>
    </style:style>
    <style:style style:name="co19" style:family="table-column">
      <style:table-column-properties fo:break-before="auto" style:column-width="1.332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6.216cm"/>
    </style:style>
    <style:style style:name="co22" style:family="table-column">
      <style:table-column-properties fo:break-before="auto" style:column-width="1.0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cc66ff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Area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window.story.state.Map:</text:p>
          </table:table-cell>
        </table:table-row>
        <table:table-row table:style-name="ro1">
          <table:table-cell office:value-type="string">
            <text:p>(see also window.gm.ExploreLib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AreaForest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reaDeepFores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reaHills</text:p>
          </table:table-cell>
        </table:table-row>
      </table:table>
      <table:table table:name="Known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window.story.state.Known:</text:p>
          </table:table-cell>
          <table:table-cell/>
          <table:table-cell office:value-type="string">
            <text:p>knowledge about Topics are flaged with int</text:p>
          </table:table-cell>
        </table:table-row>
        <table:table-row table:style-name="ro1">
          <table:table-cell office:value-type="string">
            <text:p>(also see Areas for knowledge about locations)</text:p>
          </table:table-cell>
          <table:table-cell table:number-columns-repeated="2"/>
        </table:table-row>
      </table:table>
      <table:table table:name="workforc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1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" table:default-cell-style-name="ce2"/>
        <table:table-column table:style-name="co12" table:default-cell-style-name="Default"/>
        <table:table-column table:style-name="co13" table:default-cell-style-name="ce2"/>
        <table:table-column table:style-name="co1" table:number-columns-repeated="1008" table:default-cell-style-name="Default"/>
        <table:table-row table:style-name="ro1">
          <table:table-cell office:value-type="string">
            <text:p>how much item/money is produced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Attr 2..20</text:p>
          </table:table-cell>
          <table:table-cell table:number-columns-repeated="5"/>
          <table:table-cell office:value-type="string">
            <text:p>Skill 0..20</text:p>
          </table:table-cell>
          <table:table-cell table:number-columns-repeated="5"/>
          <table:table-cell office:value-type="string">
            <text:p>balance wf/item to be equal !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Attribute#1</text:p>
          </table:table-cell>
          <table:table-cell office:value-type="string">
            <text:p>Attr.-Cap</text:p>
          </table:table-cell>
          <table:table-cell/>
          <table:table-cell table:style-name="ce2" office:value-type="string">
            <text:p>Attribute#2</text:p>
          </table:table-cell>
          <table:table-cell office:value-type="string">
            <text:p>Attr.-Cap</text:p>
          </table:table-cell>
          <table:table-cell/>
          <table:table-cell office:value-type="string">
            <text:p>Skill-Cap</text:p>
          </table:table-cell>
          <table:table-cell/>
          <table:table-cell office:value-type="string">
            <text:p>Item/time</text:p>
          </table:table-cell>
          <table:table-cell/>
          <table:table-cell table:style-name="ce7" office:value-type="string" table:number-columns-spanned="2" table:number-rows-spanned="1">
            <text:p>wf= sqrt(1+capped_skill)*sum(capped_stats)/N </text:p>
          </table:table-cell>
          <table:covered-table-cell/>
          <table:table-cell office:value-type="string">
            <text:p>wf/item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Job</text:p>
          </table:table-cell>
          <table:table-cell table:style-name="ce1" office:value-type="string">
            <text:p>Item (Money if "")</text:p>
          </table:table-cell>
          <table:table-cell table:style-name="ce1"/>
          <table:table-cell table:style-name="ce3"/>
          <table:table-cell table:style-name="ce1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3"/>
          <table:table-cell table:style-name="ce1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3" office:value-type="string">
            <text:p>mmin</text:p>
          </table:table-cell>
          <table:table-cell table:style-name="ce1" office:value-type="string">
            <text:p>mmax</text:p>
          </table:table-cell>
          <table:table-cell table:style-name="ce3" office:value-type="string">
            <text:p>mmin</text:p>
          </table:table-cell>
          <table:table-cell table:style-name="ce1" office:value-type="string">
            <text:p>mmax</text:p>
          </table:table-cell>
          <table:table-cell table:style-name="ce1" table:number-columns-repeated="1007"/>
        </table:table-row>
        <table:table-row table:style-name="ro1">
          <table:table-cell office:value-type="string">
            <text:p>Maid_Inn</text:p>
          </table:table-cell>
          <table:table-cell table:number-columns-repeated="2"/>
          <table:table-cell office:value-type="string">
            <text:p>agility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SQRT(1+[.J7])*[.E7]" office:value-type="float" office:value="4">
            <text:p>4</text:p>
          </table:table-cell>
          <table:table-cell table:style-name="ce4" table:formula="of:=SQRT(1+[.K7])*[.F7]" office:value-type="float" office:value="31.8433666561813">
            <text:p>31,84</text:p>
          </table:table-cell>
          <table:table-cell table:formula="of:=[.N7]/[.L7]" office:value-type="float" office:value="1">
            <text:p>1</text:p>
          </table:table-cell>
          <table:table-cell table:formula="of:=[.O7]/[.M7]" office:value-type="float" office:value="1.06144555520604">
            <text:p>1,06</text:p>
          </table:table-cell>
          <table:table-cell table:number-columns-repeated="1007"/>
        </table:table-row>
        <table:table-row table:style-name="ro1">
          <table:table-cell office:value-type="string">
            <text:p>Smith</text:p>
          </table:table-cell>
          <table:table-cell table:number-columns-repeated="2"/>
          <table:table-cell office:value-type="string">
            <text:p>strengt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formula="of:=SQRT(1+[.J8])*[.E8]" office:value-type="float" office:value="4">
            <text:p>4</text:p>
          </table:table-cell>
          <table:table-cell table:style-name="ce4" table:formula="of:=SQRT(1+[.K8])*[.F8]" office:value-type="float" office:value="33.166247903554">
            <text:p>33,17</text:p>
          </table:table-cell>
          <table:table-cell table:formula="of:=[.N8]/[.L8]" office:value-type="float" office:value="0.571428571428571">
            <text:p>0,57</text:p>
          </table:table-cell>
          <table:table-cell table:formula="of:=[.O8]/[.M8]" office:value-type="float" office:value="0.552770798392567">
            <text:p>0,55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4"/>
          <table:table-cell table:number-columns-repeated="1009"/>
        </table:table-row>
        <table:table-row table:style-name="ro1">
          <table:table-cell office:value-type="string">
            <text:p>Smith</text:p>
          </table:table-cell>
          <table:table-cell office:value-type="string">
            <text:p>Steel</text:p>
          </table:table-cell>
          <table:table-cell/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QRT(1+[.J10])*[.E10]" office:value-type="float" office:value="8.66025403784439">
            <text:p>8,66</text:p>
          </table:table-cell>
          <table:table-cell table:style-name="ce4" table:formula="of:=SQRT(1+[.K10])*[.F10]" office:value-type="float" office:value="33.166247903554">
            <text:p>33,17</text:p>
          </table:table-cell>
          <table:table-cell table:formula="of:=[.N10]/[.L10]" office:value-type="float" office:value="8.66025403784439">
            <text:p>8,66</text:p>
          </table:table-cell>
          <table:table-cell table:formula="of:=[.O10]/[.M10]" office:value-type="float" office:value="8.2915619758885">
            <text:p>8,29</text:p>
          </table:table-cell>
          <table:table-cell table:number-columns-repeated="1007"/>
        </table:table-row>
        <table:table-row table:style-name="ro1">
          <table:table-cell office:value-type="string">
            <text:p>Scavenger</text:p>
          </table:table-cell>
          <table:table-cell office:value-type="string">
            <text:p>Grain</text:p>
          </table:table-cell>
          <table:table-cell/>
          <table:table-cell office:value-type="string">
            <text:p>perceptio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QRT(1+[.J11])*[.E11]" office:value-type="float" office:value="3">
            <text:p>3</text:p>
          </table:table-cell>
          <table:table-cell table:style-name="ce4" table:formula="of:=SQRT(1+[.K11])*[.F11]" office:value-type="float" office:value="24.4948974278318">
            <text:p>24,49</text:p>
          </table:table-cell>
          <table:table-cell table:formula="of:=[.N11]/[.L11]" office:value-type="float" office:value="3">
            <text:p>3</text:p>
          </table:table-cell>
          <table:table-cell table:formula="of:=[.O11]/[.M11]" office:value-type="float" office:value="8.16496580927726">
            <text:p>8,16</text:p>
          </table:table-cell>
          <table:table-cell table:number-columns-repeated="1007"/>
        </table:table-row>
        <table:table-row table:style-name="ro1">
          <table:table-cell office:value-type="string">
            <text:p>Scavenger</text:p>
          </table:table-cell>
          <table:table-cell office:value-type="string">
            <text:p>Iron</text:p>
          </table:table-cell>
          <table:table-cell/>
          <table:table-cell office:value-type="string">
            <text:p>perceptio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formula="of:=SQRT(1+[.J12])*[.E12]" office:value-type="float" office:value="5">
            <text:p>5</text:p>
          </table:table-cell>
          <table:table-cell table:style-name="ce4" table:formula="of:=SQRT(1+[.K12])*[.F12]" office:value-type="float" office:value="36.7423461417477">
            <text:p>36,74</text:p>
          </table:table-cell>
          <table:table-cell table:formula="of:=[.N12]/[.L12]" office:value-type="float" office:value="10">
            <text:p>10</text:p>
          </table:table-cell>
          <table:table-cell table:formula="of:=[.O12]/[.M12]" office:value-type="float" office:value="36.7423461417477">
            <text:p>36,7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number-columns-repeated="2"/>
          <table:table-cell table:number-columns-repeated="3"/>
          <table:table-cell table:number-columns-repeated="4"/>
          <table:table-cell table:formula="of:=SQRT(1+[.J13])*[.E13]" office:value-type="float" office:value="0">
            <text:p>0</text:p>
          </table:table-cell>
          <table:table-cell table:style-name="ce4" table:formula="of:=SQRT(1+[.K13])*[.F13]" office:value-type="float" office:value="0">
            <text:p>0</text:p>
          </table:table-cell>
          <table:table-cell table:formula="of:=[.N13]/[.L13]" office:value-type="float" office:value="0">
            <text:p>#DIV/0!</text:p>
          </table:table-cell>
          <table:table-cell table:formula="of:=[.O13]/[.M13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Iron</text:p>
          </table:table-cell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QRT(1+[.J14])*[.E14]" office:value-type="float" office:value="0">
            <text:p>0</text:p>
          </table:table-cell>
          <table:table-cell table:style-name="ce4" table:formula="of:=SQRT(1+[.K14])*[.F14]" office:value-type="float" office:value="0">
            <text:p>0</text:p>
          </table:table-cell>
          <table:table-cell table:formula="of:=[.N14]/[.L14]" office:value-type="float" office:value="0">
            <text:p>0</text:p>
          </table:table-cell>
          <table:table-cell table:formula="of:=[.O14]/[.M1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number-columns-repeated="2"/>
          <table:table-cell table:number-columns-repeated="3"/>
          <table:table-cell table:number-columns-repeated="4"/>
          <table:table-cell table:formula="of:=SQRT(1+[.J15])*[.E15]" office:value-type="float" office:value="0">
            <text:p>0</text:p>
          </table:table-cell>
          <table:table-cell table:style-name="ce4" table:formula="of:=SQRT(1+[.K15])*[.F15]" office:value-type="float" office:value="0">
            <text:p>0</text:p>
          </table:table-cell>
          <table:table-cell table:formula="of:=[.N15]/[.L15]" office:value-type="float" office:value="0">
            <text:p>#DIV/0!</text:p>
          </table:table-cell>
          <table:table-cell table:formula="of:=[.O15]/[.M15]" office:value-type="float" office:value="0">
            <text:p>#DIV/0!</text:p>
          </table:table-cell>
          <table:table-cell table:number-columns-repeated="1007"/>
        </table:table-row>
        <table:table-row table:style-name="ro1">
          <table:table-cell office:value-type="string">
            <text:p>Farmer</text:p>
          </table:table-cell>
          <table:table-cell office:value-type="string">
            <text:p>Grain</text:p>
          </table:table-cell>
          <table:table-cell/>
          <table:table-cell office:value-type="string">
            <text:p>enduran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QRT(1+[.J16])*[.E16]" office:value-type="float" office:value="5">
            <text:p>5</text:p>
          </table:table-cell>
          <table:table-cell table:style-name="ce4" table:formula="of:=SQRT(1+[.K16])*[.F16]" office:value-type="float" office:value="24.4948974278318">
            <text:p>24,49</text:p>
          </table:table-cell>
          <table:table-cell table:formula="of:=[.N16]/[.L16]" office:value-type="float" office:value="2.5">
            <text:p>2,5</text:p>
          </table:table-cell>
          <table:table-cell table:formula="of:=[.O16]/[.M16]" office:value-type="float" office:value="4.89897948556636">
            <text:p>4,9</text:p>
          </table:table-cell>
          <table:table-cell table:number-columns-repeated="1007"/>
        </table:table-row>
        <table:table-row table:style-name="ro1">
          <table:table-cell office:value-type="string">
            <text:p>Farmer</text:p>
          </table:table-cell>
          <table:table-cell office:value-type="string">
            <text:p>Weed</text:p>
          </table:table-cell>
          <table:table-cell/>
          <table:table-cell office:value-type="string">
            <text:p>enduran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QRT(1+[.J17])*[.E17]" office:value-type="float" office:value="13.228756555323">
            <text:p>13,23</text:p>
          </table:table-cell>
          <table:table-cell table:style-name="ce4" table:formula="of:=SQRT(1+[.K17])*[.F17]" office:value-type="float" office:value="38.7298334620742">
            <text:p>38,73</text:p>
          </table:table-cell>
          <table:table-cell table:formula="of:=[.N17]/[.L17]" office:value-type="float" office:value="13.228756555323">
            <text:p>13,23</text:p>
          </table:table-cell>
          <table:table-cell table:formula="of:=[.O17]/[.M17]" office:value-type="float" office:value="12.9099444873581">
            <text:p>12,91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Gain" table:style-name="ta1" table:print="false">
        <table:table-column table:style-name="co1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Gain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v</text:p>
          </table:table-cell>
          <table:table-cell office:value-type="string">
            <text:p>Skill_max</text:p>
          </table:table-cell>
          <table:table-cell office:value-type="string">
            <text:p>'=(<text:span text:style-name="T1">D9</text:span>-<text:span text:style-name="T2">C9</text:span>)/(2*<text:span text:style-name="T3">D9</text:span>)</text:p>
          </table:table-cell>
          <table:table-cell office:value-type="string">
            <text:p>'=((<text:span text:style-name="T1">D9</text:span>-<text:span text:style-name="T2">C9</text:span>)^2) / ((<text:span text:style-name="T3">D9</text:span>^2)*2)</text:p>
          </table:table-cell>
        </table:table-row>
        <table:table-row table:style-name="ro1">
          <table:table-cell/>
          <table:table-cell office:value-type="string">
            <text:p>Smith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9]-[.C9])/(2*[.D9])" office:value-type="float" office:value="0.4">
            <text:p>0,4</text:p>
          </table:table-cell>
          <table:table-cell table:formula="of:=(([.D9]-[.C9])^2) / (([.D9]^2)*2)" office:value-type="float" office:value="0.32">
            <text:p>0,3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[.D10]-[.C10])/(2*[.D10])" office:value-type="float" office:value="0.3">
            <text:p>0,3</text:p>
          </table:table-cell>
          <table:table-cell table:formula="of:=(([.D10]-[.C10])^2) / (([.D10]^2)*2)" office:value-type="float" office:value="0.18">
            <text:p>0,18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D11]-[.C11])/(2*[.D11])" office:value-type="float" office:value="0.2">
            <text:p>0,2</text:p>
          </table:table-cell>
          <table:table-cell table:formula="of:=(([.D11]-[.C11])^2) / (([.D11]^2)*2)" office:value-type="float" office:value="0.08">
            <text:p>0,0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12]-[.C12])/(2*[.D12])" office:value-type="float" office:value="0.1">
            <text:p>0,1</text:p>
          </table:table-cell>
          <table:table-cell table:formula="of:=(([.D12]-[.C12])^2) / (([.D12]^2)*2)"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([.D13]-[.C13])/(2*[.D13])" office:value-type="float" office:value="0">
            <text:p>0</text:p>
          </table:table-cell>
          <table:table-cell table:formula="of:=(([.D13]-[.C13])^2) / (([.D13]^2)*2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D15]-[.C15])/(2*[.D15])" office:value-type="float" office:value="0.25">
            <text:p>0,25</text:p>
          </table:table-cell>
          <table:table-cell table:formula="of:=(([.D15]-[.C15])^2) / (([.D15]^2)*2)" office:value-type="float" office:value="0.125">
            <text:p>0,1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D16]-[.C16])/(2*[.D16])" office:value-type="float" office:value="0.2">
            <text:p>0,2</text:p>
          </table:table-cell>
          <table:table-cell table:formula="of:=(([.D16]-[.C16])^2) / (([.D16]^2)*2)" office:value-type="float" office:value="0.08">
            <text:p>0,0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17]-[.C17])/(2*[.D17])" office:value-type="float" office:value="0.15">
            <text:p>0,15</text:p>
          </table:table-cell>
          <table:table-cell table:formula="of:=(([.D17]-[.C17])^2) / (([.D17]^2)*2)" office:value-type="float" office:value="0.045">
            <text:p>0,0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D18]-[.C18])/(2*[.D18])" office:value-type="float" office:value="0.1">
            <text:p>0,1</text:p>
          </table:table-cell>
          <table:table-cell table:formula="of:=(([.D18]-[.C18])^2) / (([.D18]^2)*2)"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D19]-[.C19])/(2*[.D19])" office:value-type="float" office:value="0.05">
            <text:p>0,05</text:p>
          </table:table-cell>
          <table:table-cell table:formula="of:=(([.D19]-[.C19])^2) / (([.D19]^2)*2)" office:value-type="float" office:value="0.005">
            <text:p>0,0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0">
            <text:p>10</text:p>
          </table:table-cell>
          <table:table-cell table:formula="of:=([.D20]-[.C20])/(2*[.D20])" office:value-type="float" office:value="0">
            <text:p>0</text:p>
          </table:table-cell>
          <table:table-cell table:formula="of:=(([.D20]-[.C20])^2) / (([.D20]^2)*2)" office:value-type="float" office:value="0">
            <text:p>0</text:p>
          </table:table-cell>
        </table:table-row>
      </table:table>
      <table:table table:name="EnergyCo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evelDiff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8" table:formula="of:=1/100*100^((100+2*[.C6])/100)" office:value-type="float" office:value="0.691830970918937">
            <text:p>0,69</text:p>
          </table:table-cell>
          <table:table-cell table:style-name="ce8" table:formula="of:=1/100*100^((25+[.C6])/25)" office:value-type="float" office:value="0.478630092322638">
            <text:p>0,48</text:p>
          </table:table-cell>
          <table:table-cell table:style-name="ce8" table:formula="of:=1/100*100^((18+[.C6])/18)" office:value-type="float" office:value="0.359381366380463">
            <text:p>0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8" table:formula="of:=1/100*100^((100+2*[.C7])/100)" office:value-type="float" office:value="0.758577575029184">
            <text:p>0,76</text:p>
          </table:table-cell>
          <table:table-cell table:style-name="ce8" table:formula="of:=1/100*100^((25+[.C7])/25)" office:value-type="float" office:value="0.575439937337157">
            <text:p>0,58</text:p>
          </table:table-cell>
          <table:table-cell table:style-name="ce8" table:formula="of:=1/100*100^((18+[.C7])/18)" office:value-type="float" office:value="0.464158883361278">
            <text:p>0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8" table:formula="of:=1/100*100^((100+2*[.C8])/100)" office:value-type="float" office:value="0.831763771102671">
            <text:p>0,83</text:p>
          </table:table-cell>
          <table:table-cell table:style-name="ce8" table:formula="of:=1/100*100^((25+[.C8])/25)" office:value-type="float" office:value="0.691830970918937">
            <text:p>0,69</text:p>
          </table:table-cell>
          <table:table-cell table:style-name="ce8" table:formula="of:=1/100*100^((18+[.C8])/18)" office:value-type="float" office:value="0.599484250318941">
            <text:p>0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8" table:formula="of:=1/100*100^((100+2*[.C9])/100)" office:value-type="float" office:value="0.91201083935591">
            <text:p>0,91</text:p>
          </table:table-cell>
          <table:table-cell table:style-name="ce8" table:formula="of:=1/100*100^((25+[.C9])/25)" office:value-type="float" office:value="0.831763771102671">
            <text:p>0,83</text:p>
          </table:table-cell>
          <table:table-cell table:style-name="ce8" table:formula="of:=1/100*100^((18+[.C9])/18)" office:value-type="float" office:value="0.774263682681127">
            <text:p>0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8" table:formula="of:=1/100*100^((100+2*[.C10])/100)" office:value-type="float" office:value="1">
            <text:p>1</text:p>
          </table:table-cell>
          <table:table-cell table:style-name="ce8" table:formula="of:=1/100*100^((25+[.C10])/25)" office:value-type="float" office:value="1">
            <text:p>1</text:p>
          </table:table-cell>
          <table:table-cell table:style-name="ce8" table:formula="of:=1/100*100^((18+[.C10])/18)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8" table:formula="of:=1/100*100^((100+2*[.C11])/100)" office:value-type="float" office:value="1.09647819614319">
            <text:p>1,1</text:p>
          </table:table-cell>
          <table:table-cell table:style-name="ce8" table:formula="of:=1/100*100^((25+[.C11])/25)" office:value-type="float" office:value="1.20226443461741">
            <text:p>1,2</text:p>
          </table:table-cell>
          <table:table-cell table:style-name="ce8" table:formula="of:=1/100*100^((18+[.C11])/18)" office:value-type="float" office:value="1.29154966501488">
            <text:p>1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8" table:formula="of:=1/100*100^((100+2*[.C12])/100)" office:value-type="float" office:value="1.20226443461741">
            <text:p>1,2</text:p>
          </table:table-cell>
          <table:table-cell table:style-name="ce8" table:formula="of:=1/100*100^((25+[.C12])/25)" office:value-type="float" office:value="1.44543977074593">
            <text:p>1,45</text:p>
          </table:table-cell>
          <table:table-cell table:style-name="ce8" table:formula="of:=1/100*100^((18+[.C12])/18)" office:value-type="float" office:value="1.66810053720006">
            <text:p>1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8" table:formula="of:=1/100*100^((100+2*[.C13])/100)" office:value-type="float" office:value="1.31825673855641">
            <text:p>1,32</text:p>
          </table:table-cell>
          <table:table-cell table:style-name="ce8" table:formula="of:=1/100*100^((25+[.C13])/25)" office:value-type="float" office:value="1.73780082874938">
            <text:p>1,74</text:p>
          </table:table-cell>
          <table:table-cell table:style-name="ce8" table:formula="of:=1/100*100^((18+[.C13])/18)" office:value-type="float" office:value="2.15443469003188">
            <text:p>2,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8" table:formula="of:=1/100*100^((100+2*[.C14])/100)" office:value-type="float" office:value="1.44543977074593">
            <text:p>1,45</text:p>
          </table:table-cell>
          <table:table-cell table:style-name="ce8" table:formula="of:=1/100*100^((25+[.C14])/25)" office:value-type="float" office:value="2.08929613085404">
            <text:p>2,09</text:p>
          </table:table-cell>
          <table:table-cell table:style-name="ce8" table:formula="of:=1/100*100^((18+[.C14])/18)" office:value-type="float" office:value="2.78255940220713">
            <text:p>2,7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aseStats to Health,...</text:p>
          </table:table-cell>
          <table:table-cell/>
          <table:table-cell office:value-type="string">
            <text:p>Points per Level: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Basevalue</text:p>
          </table:table-cell>
          <table:table-cell office:value-type="string">
            <text:p>health</text:p>
          </table:table-cell>
          <table:table-cell office:value-type="string">
            <text:p>energy</text:p>
          </table:table-cell>
          <table:table-cell office:value-type="string">
            <text:p>will</text:p>
          </table:table-cell>
        </table:table-row>
        <table:table-row table:style-name="ro1">
          <table:table-cell table:number-columns-repeated="2"/>
          <table:table-cell office:value-type="string">
            <text:p>Strength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ception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Endurance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harisma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telligence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9" office:value-type="float" office:value="1.5">
            <text:p>1,5</text:p>
          </table:table-cell>
        </table:table-row>
        <table:table-row table:style-name="ro1">
          <table:table-cell table:number-columns-repeated="2"/>
          <table:table-cell office:value-type="string">
            <text:p>Agility</text:p>
          </table:table-cell>
          <table:table-cell office:value-type="float" office:value="10">
            <text:p>10</text:p>
          </table:table-cell>
          <table:table-cell/>
          <table:table-cell office:value-type="float" office:value="1.5">
            <text:p>1,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uck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4"/>
        </table:table-row>
      </table:table>
      <table:table table:name="DiceRolls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8" table:default-cell-style-name="ce10"/>
        <table:table-column table:style-name="co19" table:default-cell-style-name="Default"/>
        <table:table-column table:style-name="co20" table:number-columns-repeated="9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Dice#1</text:p>
          </table:table-cell>
          <table:table-cell office:value-type="string">
            <text:p>Dice#2</text:p>
          </table:table-cell>
          <table:table-cell office:value-type="string">
            <text:p>Dice#3</text:p>
          </table:table-cell>
          <table:table-cell table:number-columns-repeated="18"/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8" office:value-type="string">
            <text:p>3: 0.004629629629629629</text:p>
          </table:table-cell>
          <table:table-cell>
            <draw:frame table:end-cell-address="DiceRolls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1" table:formula="of:=[.$I6]+[.J$5]" office:value-type="float" office:value="2">
            <text:p>2</text:p>
          </table:table-cell>
          <table:table-cell table:style-name="ce11" table:formula="of:=[.$I6]+[.K$5]" office:value-type="float" office:value="3">
            <text:p>3</text:p>
          </table:table-cell>
          <table:table-cell table:style-name="ce11" table:formula="of:=[.$I6]+[.L$5]" office:value-type="float" office:value="4">
            <text:p>4</text:p>
          </table:table-cell>
          <table:table-cell table:style-name="ce11" table:formula="of:=[.$I6]+[.M$5]" office:value-type="float" office:value="5">
            <text:p>5</text:p>
          </table:table-cell>
          <table:table-cell table:style-name="ce11" table:formula="of:=[.$I6]+[.N$5]" office:value-type="float" office:value="6">
            <text:p>6</text:p>
          </table:table-cell>
          <table:table-cell table:style-name="ce12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8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1" table:formula="of:=[.$I7]+[.J$5]" office:value-type="float" office:value="3">
            <text:p>3</text:p>
          </table:table-cell>
          <table:table-cell table:style-name="ce11" table:formula="of:=[.$I7]+[.K$5]" office:value-type="float" office:value="4">
            <text:p>4</text:p>
          </table:table-cell>
          <table:table-cell table:style-name="ce11" table:formula="of:=[.$I7]+[.L$5]" office:value-type="float" office:value="5">
            <text:p>5</text:p>
          </table:table-cell>
          <table:table-cell table:style-name="ce11" table:formula="of:=[.$I7]+[.M$5]" office:value-type="float" office:value="6">
            <text:p>6</text:p>
          </table:table-cell>
          <table:table-cell table:style-name="ce12" table:formula="of:=[.$I7]+[.N$5]" office:value-type="float" office:value="7">
            <text:p>7</text:p>
          </table:table-cell>
          <table:table-cell table:style-name="ce11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8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1" table:formula="of:=[.$I8]+[.J$5]" office:value-type="float" office:value="4">
            <text:p>4</text:p>
          </table:table-cell>
          <table:table-cell table:style-name="ce11" table:formula="of:=[.$I8]+[.K$5]" office:value-type="float" office:value="5">
            <text:p>5</text:p>
          </table:table-cell>
          <table:table-cell table:style-name="ce11" table:formula="of:=[.$I8]+[.L$5]" office:value-type="float" office:value="6">
            <text:p>6</text:p>
          </table:table-cell>
          <table:table-cell table:style-name="ce12" table:formula="of:=[.$I8]+[.M$5]" office:value-type="float" office:value="7">
            <text:p>7</text:p>
          </table:table-cell>
          <table:table-cell table:style-name="ce11" table:formula="of:=[.$I8]+[.N$5]" office:value-type="float" office:value="8">
            <text:p>8</text:p>
          </table:table-cell>
          <table:table-cell table:style-name="ce11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8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1" table:formula="of:=[.$I9]+[.J$5]" office:value-type="float" office:value="5">
            <text:p>5</text:p>
          </table:table-cell>
          <table:table-cell table:style-name="ce11" table:formula="of:=[.$I9]+[.K$5]" office:value-type="float" office:value="6">
            <text:p>6</text:p>
          </table:table-cell>
          <table:table-cell table:style-name="ce12" table:formula="of:=[.$I9]+[.L$5]" office:value-type="float" office:value="7">
            <text:p>7</text:p>
          </table:table-cell>
          <table:table-cell table:style-name="ce11" table:formula="of:=[.$I9]+[.M$5]" office:value-type="float" office:value="8">
            <text:p>8</text:p>
          </table:table-cell>
          <table:table-cell table:style-name="ce11" table:formula="of:=[.$I9]+[.N$5]" office:value-type="float" office:value="9">
            <text:p>9</text:p>
          </table:table-cell>
          <table:table-cell table:style-name="ce11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8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1" table:formula="of:=[.$I10]+[.J$5]" office:value-type="float" office:value="6">
            <text:p>6</text:p>
          </table:table-cell>
          <table:table-cell table:style-name="ce12" table:formula="of:=[.$I10]+[.K$5]" office:value-type="float" office:value="7">
            <text:p>7</text:p>
          </table:table-cell>
          <table:table-cell table:style-name="ce11" table:formula="of:=[.$I10]+[.L$5]" office:value-type="float" office:value="8">
            <text:p>8</text:p>
          </table:table-cell>
          <table:table-cell table:style-name="ce11" table:formula="of:=[.$I10]+[.M$5]" office:value-type="float" office:value="9">
            <text:p>9</text:p>
          </table:table-cell>
          <table:table-cell table:style-name="ce11" table:formula="of:=[.$I10]+[.N$5]" office:value-type="float" office:value="10">
            <text:p>10</text:p>
          </table:table-cell>
          <table:table-cell table:style-name="ce11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8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2" table:formula="of:=[.$I11]+[.J$5]" office:value-type="float" office:value="7">
            <text:p>7</text:p>
          </table:table-cell>
          <table:table-cell table:style-name="ce11" table:formula="of:=[.$I11]+[.K$5]" office:value-type="float" office:value="8">
            <text:p>8</text:p>
          </table:table-cell>
          <table:table-cell table:style-name="ce11" table:formula="of:=[.$I11]+[.L$5]" office:value-type="float" office:value="9">
            <text:p>9</text:p>
          </table:table-cell>
          <table:table-cell table:style-name="ce11" table:formula="of:=[.$I11]+[.M$5]" office:value-type="float" office:value="10">
            <text:p>10</text:p>
          </table:table-cell>
          <table:table-cell table:style-name="ce11" table:formula="of:=[.$I11]+[.N$5]" office:value-type="float" office:value="11">
            <text:p>11</text:p>
          </table:table-cell>
          <table:table-cell table:style-name="ce11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8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8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8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8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8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8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3" table:formula="of:=[.$I24]+[.J$23]" office:value-type="float" office:value="3">
            <text:p>3</text:p>
          </table:table-cell>
          <table:table-cell table:style-name="ce13" table:formula="of:=[.$I24]+[.K$23]" office:value-type="float" office:value="4">
            <text:p>4</text:p>
          </table:table-cell>
          <table:table-cell table:style-name="ce12" table:formula="of:=[.$I24]+[.L$23]" office:value-type="float" office:value="5">
            <text:p>5</text:p>
          </table:table-cell>
          <table:table-cell table:style-name="ce13" table:formula="of:=[.$I24]+[.M$23]" office:value-type="float" office:value="6">
            <text:p>6</text:p>
          </table:table-cell>
          <table:table-cell table:style-name="ce13" table:formula="of:=[.$I24]+[.N$23]" office:value-type="float" office:value="7">
            <text:p>7</text:p>
          </table:table-cell>
          <table:table-cell table:style-name="ce13" table:formula="of:=[.$I24]+[.O$23]" office:value-type="float" office:value="8">
            <text:p>8</text:p>
          </table:table-cell>
          <table:table-cell table:style-name="ce13" table:formula="of:=[.$I24]+[.P$23]" office:value-type="float" office:value="9">
            <text:p>9</text:p>
          </table:table-cell>
          <table:table-cell table:style-name="ce13" table:formula="of:=[.$I24]+[.Q$23]" office:value-type="float" office:value="10">
            <text:p>10</text:p>
          </table:table-cell>
          <table:table-cell table:style-name="ce13" table:formula="of:=[.$I24]+[.R$23]" office:value-type="float" office:value="11">
            <text:p>11</text:p>
          </table:table-cell>
          <table:table-cell table:style-name="ce13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3" table:formula="of:=[.$I25]+[.J$23]" office:value-type="float" office:value="4">
            <text:p>4</text:p>
          </table:table-cell>
          <table:table-cell table:style-name="ce12" table:formula="of:=[.$I25]+[.K$23]" office:value-type="float" office:value="5">
            <text:p>5</text:p>
          </table:table-cell>
          <table:table-cell table:style-name="ce13" table:formula="of:=[.$I25]+[.L$23]" office:value-type="float" office:value="6">
            <text:p>6</text:p>
          </table:table-cell>
          <table:table-cell table:style-name="ce13" table:formula="of:=[.$I25]+[.M$23]" office:value-type="float" office:value="7">
            <text:p>7</text:p>
          </table:table-cell>
          <table:table-cell table:style-name="ce13" table:formula="of:=[.$I25]+[.N$23]" office:value-type="float" office:value="8">
            <text:p>8</text:p>
          </table:table-cell>
          <table:table-cell table:style-name="ce13" table:formula="of:=[.$I25]+[.O$23]" office:value-type="float" office:value="9">
            <text:p>9</text:p>
          </table:table-cell>
          <table:table-cell table:style-name="ce13" table:formula="of:=[.$I25]+[.P$23]" office:value-type="float" office:value="10">
            <text:p>10</text:p>
          </table:table-cell>
          <table:table-cell table:style-name="ce13" table:formula="of:=[.$I25]+[.Q$23]" office:value-type="float" office:value="11">
            <text:p>11</text:p>
          </table:table-cell>
          <table:table-cell table:style-name="ce13" table:formula="of:=[.$I25]+[.R$23]" office:value-type="float" office:value="12">
            <text:p>12</text:p>
          </table:table-cell>
          <table:table-cell table:style-name="ce13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3" table:formula="of:=[.$I26]+[.J$23]" office:value-type="float" office:value="4">
            <text:p>4</text:p>
          </table:table-cell>
          <table:table-cell table:style-name="ce12" table:formula="of:=[.$I26]+[.K$23]" office:value-type="float" office:value="5">
            <text:p>5</text:p>
          </table:table-cell>
          <table:table-cell table:style-name="ce13" table:formula="of:=[.$I26]+[.L$23]" office:value-type="float" office:value="6">
            <text:p>6</text:p>
          </table:table-cell>
          <table:table-cell table:style-name="ce13" table:formula="of:=[.$I26]+[.M$23]" office:value-type="float" office:value="7">
            <text:p>7</text:p>
          </table:table-cell>
          <table:table-cell table:style-name="ce13" table:formula="of:=[.$I26]+[.N$23]" office:value-type="float" office:value="8">
            <text:p>8</text:p>
          </table:table-cell>
          <table:table-cell table:style-name="ce13" table:formula="of:=[.$I26]+[.O$23]" office:value-type="float" office:value="9">
            <text:p>9</text:p>
          </table:table-cell>
          <table:table-cell table:style-name="ce13" table:formula="of:=[.$I26]+[.P$23]" office:value-type="float" office:value="10">
            <text:p>10</text:p>
          </table:table-cell>
          <table:table-cell table:style-name="ce13" table:formula="of:=[.$I26]+[.Q$23]" office:value-type="float" office:value="11">
            <text:p>11</text:p>
          </table:table-cell>
          <table:table-cell table:style-name="ce13" table:formula="of:=[.$I26]+[.R$23]" office:value-type="float" office:value="12">
            <text:p>12</text:p>
          </table:table-cell>
          <table:table-cell table:style-name="ce13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7]+[.J$23]" office:value-type="float" office:value="5">
            <text:p>5</text:p>
          </table:table-cell>
          <table:table-cell table:style-name="ce13" table:formula="of:=[.$I27]+[.K$23]" office:value-type="float" office:value="6">
            <text:p>6</text:p>
          </table:table-cell>
          <table:table-cell table:style-name="ce13" table:formula="of:=[.$I27]+[.L$23]" office:value-type="float" office:value="7">
            <text:p>7</text:p>
          </table:table-cell>
          <table:table-cell table:style-name="ce13" table:formula="of:=[.$I27]+[.M$23]" office:value-type="float" office:value="8">
            <text:p>8</text:p>
          </table:table-cell>
          <table:table-cell table:style-name="ce13" table:formula="of:=[.$I27]+[.N$23]" office:value-type="float" office:value="9">
            <text:p>9</text:p>
          </table:table-cell>
          <table:table-cell table:style-name="ce13" table:formula="of:=[.$I27]+[.O$23]" office:value-type="float" office:value="10">
            <text:p>10</text:p>
          </table:table-cell>
          <table:table-cell table:style-name="ce13" table:formula="of:=[.$I27]+[.P$23]" office:value-type="float" office:value="11">
            <text:p>11</text:p>
          </table:table-cell>
          <table:table-cell table:style-name="ce13" table:formula="of:=[.$I27]+[.Q$23]" office:value-type="float" office:value="12">
            <text:p>12</text:p>
          </table:table-cell>
          <table:table-cell table:style-name="ce13" table:formula="of:=[.$I27]+[.R$23]" office:value-type="float" office:value="13">
            <text:p>13</text:p>
          </table:table-cell>
          <table:table-cell table:style-name="ce13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8]+[.J$23]" office:value-type="float" office:value="5">
            <text:p>5</text:p>
          </table:table-cell>
          <table:table-cell table:style-name="ce13" table:formula="of:=[.$I28]+[.K$23]" office:value-type="float" office:value="6">
            <text:p>6</text:p>
          </table:table-cell>
          <table:table-cell table:style-name="ce13" table:formula="of:=[.$I28]+[.L$23]" office:value-type="float" office:value="7">
            <text:p>7</text:p>
          </table:table-cell>
          <table:table-cell table:style-name="ce13" table:formula="of:=[.$I28]+[.M$23]" office:value-type="float" office:value="8">
            <text:p>8</text:p>
          </table:table-cell>
          <table:table-cell table:style-name="ce13" table:formula="of:=[.$I28]+[.N$23]" office:value-type="float" office:value="9">
            <text:p>9</text:p>
          </table:table-cell>
          <table:table-cell table:style-name="ce13" table:formula="of:=[.$I28]+[.O$23]" office:value-type="float" office:value="10">
            <text:p>10</text:p>
          </table:table-cell>
          <table:table-cell table:style-name="ce13" table:formula="of:=[.$I28]+[.P$23]" office:value-type="float" office:value="11">
            <text:p>11</text:p>
          </table:table-cell>
          <table:table-cell table:style-name="ce13" table:formula="of:=[.$I28]+[.Q$23]" office:value-type="float" office:value="12">
            <text:p>12</text:p>
          </table:table-cell>
          <table:table-cell table:style-name="ce13" table:formula="of:=[.$I28]+[.R$23]" office:value-type="float" office:value="13">
            <text:p>13</text:p>
          </table:table-cell>
          <table:table-cell table:style-name="ce13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2" table:formula="of:=[.$I29]+[.J$23]" office:value-type="float" office:value="5">
            <text:p>5</text:p>
          </table:table-cell>
          <table:table-cell table:style-name="ce13" table:formula="of:=[.$I29]+[.K$23]" office:value-type="float" office:value="6">
            <text:p>6</text:p>
          </table:table-cell>
          <table:table-cell table:style-name="ce13" table:formula="of:=[.$I29]+[.L$23]" office:value-type="float" office:value="7">
            <text:p>7</text:p>
          </table:table-cell>
          <table:table-cell table:style-name="ce13" table:formula="of:=[.$I29]+[.M$23]" office:value-type="float" office:value="8">
            <text:p>8</text:p>
          </table:table-cell>
          <table:table-cell table:style-name="ce13" table:formula="of:=[.$I29]+[.N$23]" office:value-type="float" office:value="9">
            <text:p>9</text:p>
          </table:table-cell>
          <table:table-cell table:style-name="ce13" table:formula="of:=[.$I29]+[.O$23]" office:value-type="float" office:value="10">
            <text:p>10</text:p>
          </table:table-cell>
          <table:table-cell table:style-name="ce13" table:formula="of:=[.$I29]+[.P$23]" office:value-type="float" office:value="11">
            <text:p>11</text:p>
          </table:table-cell>
          <table:table-cell table:style-name="ce13" table:formula="of:=[.$I29]+[.Q$23]" office:value-type="float" office:value="12">
            <text:p>12</text:p>
          </table:table-cell>
          <table:table-cell table:style-name="ce13" table:formula="of:=[.$I29]+[.R$23]" office:value-type="float" office:value="13">
            <text:p>13</text:p>
          </table:table-cell>
          <table:table-cell table:style-name="ce13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0]+[.J$23]" office:value-type="float" office:value="6">
            <text:p>6</text:p>
          </table:table-cell>
          <table:table-cell table:style-name="ce13" table:formula="of:=[.$I30]+[.K$23]" office:value-type="float" office:value="7">
            <text:p>7</text:p>
          </table:table-cell>
          <table:table-cell table:style-name="ce13" table:formula="of:=[.$I30]+[.L$23]" office:value-type="float" office:value="8">
            <text:p>8</text:p>
          </table:table-cell>
          <table:table-cell table:style-name="ce13" table:formula="of:=[.$I30]+[.M$23]" office:value-type="float" office:value="9">
            <text:p>9</text:p>
          </table:table-cell>
          <table:table-cell table:style-name="ce13" table:formula="of:=[.$I30]+[.N$23]" office:value-type="float" office:value="10">
            <text:p>10</text:p>
          </table:table-cell>
          <table:table-cell table:style-name="ce13" table:formula="of:=[.$I30]+[.O$23]" office:value-type="float" office:value="11">
            <text:p>11</text:p>
          </table:table-cell>
          <table:table-cell table:style-name="ce13" table:formula="of:=[.$I30]+[.P$23]" office:value-type="float" office:value="12">
            <text:p>12</text:p>
          </table:table-cell>
          <table:table-cell table:style-name="ce13" table:formula="of:=[.$I30]+[.Q$23]" office:value-type="float" office:value="13">
            <text:p>13</text:p>
          </table:table-cell>
          <table:table-cell table:style-name="ce13" table:formula="of:=[.$I30]+[.R$23]" office:value-type="float" office:value="14">
            <text:p>14</text:p>
          </table:table-cell>
          <table:table-cell table:style-name="ce13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1]+[.J$23]" office:value-type="float" office:value="6">
            <text:p>6</text:p>
          </table:table-cell>
          <table:table-cell table:style-name="ce13" table:formula="of:=[.$I31]+[.K$23]" office:value-type="float" office:value="7">
            <text:p>7</text:p>
          </table:table-cell>
          <table:table-cell table:style-name="ce13" table:formula="of:=[.$I31]+[.L$23]" office:value-type="float" office:value="8">
            <text:p>8</text:p>
          </table:table-cell>
          <table:table-cell table:style-name="ce13" table:formula="of:=[.$I31]+[.M$23]" office:value-type="float" office:value="9">
            <text:p>9</text:p>
          </table:table-cell>
          <table:table-cell table:style-name="ce13" table:formula="of:=[.$I31]+[.N$23]" office:value-type="float" office:value="10">
            <text:p>10</text:p>
          </table:table-cell>
          <table:table-cell table:style-name="ce13" table:formula="of:=[.$I31]+[.O$23]" office:value-type="float" office:value="11">
            <text:p>11</text:p>
          </table:table-cell>
          <table:table-cell table:style-name="ce13" table:formula="of:=[.$I31]+[.P$23]" office:value-type="float" office:value="12">
            <text:p>12</text:p>
          </table:table-cell>
          <table:table-cell table:style-name="ce13" table:formula="of:=[.$I31]+[.Q$23]" office:value-type="float" office:value="13">
            <text:p>13</text:p>
          </table:table-cell>
          <table:table-cell table:style-name="ce13" table:formula="of:=[.$I31]+[.R$23]" office:value-type="float" office:value="14">
            <text:p>14</text:p>
          </table:table-cell>
          <table:table-cell table:style-name="ce13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2]+[.J$23]" office:value-type="float" office:value="6">
            <text:p>6</text:p>
          </table:table-cell>
          <table:table-cell table:style-name="ce13" table:formula="of:=[.$I32]+[.K$23]" office:value-type="float" office:value="7">
            <text:p>7</text:p>
          </table:table-cell>
          <table:table-cell table:style-name="ce13" table:formula="of:=[.$I32]+[.L$23]" office:value-type="float" office:value="8">
            <text:p>8</text:p>
          </table:table-cell>
          <table:table-cell table:style-name="ce13" table:formula="of:=[.$I32]+[.M$23]" office:value-type="float" office:value="9">
            <text:p>9</text:p>
          </table:table-cell>
          <table:table-cell table:style-name="ce13" table:formula="of:=[.$I32]+[.N$23]" office:value-type="float" office:value="10">
            <text:p>10</text:p>
          </table:table-cell>
          <table:table-cell table:style-name="ce13" table:formula="of:=[.$I32]+[.O$23]" office:value-type="float" office:value="11">
            <text:p>11</text:p>
          </table:table-cell>
          <table:table-cell table:style-name="ce13" table:formula="of:=[.$I32]+[.P$23]" office:value-type="float" office:value="12">
            <text:p>12</text:p>
          </table:table-cell>
          <table:table-cell table:style-name="ce13" table:formula="of:=[.$I32]+[.Q$23]" office:value-type="float" office:value="13">
            <text:p>13</text:p>
          </table:table-cell>
          <table:table-cell table:style-name="ce13" table:formula="of:=[.$I32]+[.R$23]" office:value-type="float" office:value="14">
            <text:p>14</text:p>
          </table:table-cell>
          <table:table-cell table:style-name="ce13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3" table:formula="of:=[.$I33]+[.J$23]" office:value-type="float" office:value="6">
            <text:p>6</text:p>
          </table:table-cell>
          <table:table-cell table:style-name="ce13" table:formula="of:=[.$I33]+[.K$23]" office:value-type="float" office:value="7">
            <text:p>7</text:p>
          </table:table-cell>
          <table:table-cell table:style-name="ce13" table:formula="of:=[.$I33]+[.L$23]" office:value-type="float" office:value="8">
            <text:p>8</text:p>
          </table:table-cell>
          <table:table-cell table:style-name="ce13" table:formula="of:=[.$I33]+[.M$23]" office:value-type="float" office:value="9">
            <text:p>9</text:p>
          </table:table-cell>
          <table:table-cell table:style-name="ce13" table:formula="of:=[.$I33]+[.N$23]" office:value-type="float" office:value="10">
            <text:p>10</text:p>
          </table:table-cell>
          <table:table-cell table:style-name="ce13" table:formula="of:=[.$I33]+[.O$23]" office:value-type="float" office:value="11">
            <text:p>11</text:p>
          </table:table-cell>
          <table:table-cell table:style-name="ce13" table:formula="of:=[.$I33]+[.P$23]" office:value-type="float" office:value="12">
            <text:p>12</text:p>
          </table:table-cell>
          <table:table-cell table:style-name="ce13" table:formula="of:=[.$I33]+[.Q$23]" office:value-type="float" office:value="13">
            <text:p>13</text:p>
          </table:table-cell>
          <table:table-cell table:style-name="ce13" table:formula="of:=[.$I33]+[.R$23]" office:value-type="float" office:value="14">
            <text:p>14</text:p>
          </table:table-cell>
          <table:table-cell table:style-name="ce13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4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x*2</text:p>
          </table:table-cell>
          <table:table-cell office:value-type="string">
            <text:p>sqrt(x*25)</text:p>
          </table:table-cell>
          <table:table-cell office:value-type="string">
            <text:p>log(x,2)*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*2" office:value-type="float" office:value="0">
            <text:p>0</text:p>
          </table:table-cell>
          <table:table-cell table:formula="of:=SQRT([.B4]*25)" office:value-type="float" office:value="0">
            <text:p>0</text:p>
          </table:table-cell>
          <table:table-cell table:formula="of:=LOG([.B4];2)*10" office:value-type="float" office:value="0">
            <text:p>Err: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5]*2" office:value-type="float" office:value="2">
            <text:p>2</text:p>
          </table:table-cell>
          <table:table-cell table:formula="of:=SQRT([.B5]*25)" office:value-type="float" office:value="5">
            <text:p>5</text:p>
          </table:table-cell>
          <table:table-cell table:formula="of:=LOG([.B5];2)*10" office:value-type="float" office:value="0">
            <text:p>0</text:p>
          </table:table-cell>
          <table:table-cell table:number-columns-repeated="2"/>
          <table:table-cell>
            <draw:frame table:end-cell-address="Tabelle4.O25" table:end-x="1.068cm" table:end-y="0.104cm" draw:z-index="0" draw:style-name="gr2" draw:text-style-name="P1" svg:width="15.999cm" svg:height="8.991cm" svg:x="0.875cm" svg:y="0.146cm">
              <draw:object draw:notify-on-update-of-ranges="Tabelle4.B4:Tabelle4.B39 Tabelle4.B4:Tabelle4.B39 Tabelle4.C3:Tabelle4.C3 Tabelle4.C4:Tabelle4.C39 Tabelle4.B4:Tabelle4.B39 Tabelle4.D3:Tabelle4.D3 Tabelle4.D4:Tabelle4.D39 Tabelle4.B4:Tabelle4.B39 Tabelle4.E3:Tabelle4.E3 Tabelle4.E4:Tabelle4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6]*2" office:value-type="float" office:value="4">
            <text:p>4</text:p>
          </table:table-cell>
          <table:table-cell table:formula="of:=SQRT([.B6]*25)" office:value-type="float" office:value="7.07106781186548">
            <text:p>7,07</text:p>
          </table:table-cell>
          <table:table-cell table:formula="of:=LOG([.B6];2)*10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7]*2" office:value-type="float" office:value="6">
            <text:p>6</text:p>
          </table:table-cell>
          <table:table-cell table:formula="of:=SQRT([.B7]*25)" office:value-type="float" office:value="8.66025403784439">
            <text:p>8,66</text:p>
          </table:table-cell>
          <table:table-cell table:formula="of:=LOG([.B7];2)*10" office:value-type="float" office:value="15.8496250072116">
            <text:p>1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8]*2" office:value-type="float" office:value="8">
            <text:p>8</text:p>
          </table:table-cell>
          <table:table-cell table:formula="of:=SQRT([.B8]*25)" office:value-type="float" office:value="10">
            <text:p>10</text:p>
          </table:table-cell>
          <table:table-cell table:formula="of:=LOG([.B8];2)*10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9]*2" office:value-type="float" office:value="10">
            <text:p>10</text:p>
          </table:table-cell>
          <table:table-cell table:formula="of:=SQRT([.B9]*25)" office:value-type="float" office:value="11.180339887499">
            <text:p>11,18</text:p>
          </table:table-cell>
          <table:table-cell table:formula="of:=LOG([.B9];2)*10" office:value-type="float" office:value="23.2192809488736">
            <text:p>2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0]*2" office:value-type="float" office:value="12">
            <text:p>12</text:p>
          </table:table-cell>
          <table:table-cell table:formula="of:=SQRT([.B10]*25)" office:value-type="float" office:value="12.2474487139159">
            <text:p>12,25</text:p>
          </table:table-cell>
          <table:table-cell table:formula="of:=LOG([.B10];2)*10" office:value-type="float" office:value="25.8496250072116">
            <text:p>2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1]*2" office:value-type="float" office:value="14">
            <text:p>14</text:p>
          </table:table-cell>
          <table:table-cell table:formula="of:=SQRT([.B11]*25)" office:value-type="float" office:value="13.228756555323">
            <text:p>13,23</text:p>
          </table:table-cell>
          <table:table-cell table:formula="of:=LOG([.B11];2)*10" office:value-type="float" office:value="28.073549220576">
            <text:p>2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2]*2" office:value-type="float" office:value="16">
            <text:p>16</text:p>
          </table:table-cell>
          <table:table-cell table:formula="of:=SQRT([.B12]*25)" office:value-type="float" office:value="14.142135623731">
            <text:p>14,14</text:p>
          </table:table-cell>
          <table:table-cell table:formula="of:=LOG([.B12];2)*10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13]*2" office:value-type="float" office:value="18">
            <text:p>18</text:p>
          </table:table-cell>
          <table:table-cell table:formula="of:=SQRT([.B13]*25)" office:value-type="float" office:value="15">
            <text:p>15</text:p>
          </table:table-cell>
          <table:table-cell table:formula="of:=LOG([.B13];2)*10" office:value-type="float" office:value="31.6992500144231">
            <text:p>3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4]*2" office:value-type="float" office:value="20">
            <text:p>20</text:p>
          </table:table-cell>
          <table:table-cell table:formula="of:=SQRT([.B14]*25)" office:value-type="float" office:value="15.8113883008419">
            <text:p>15,81</text:p>
          </table:table-cell>
          <table:table-cell table:formula="of:=LOG([.B14];2)*10" office:value-type="float" office:value="33.2192809488736">
            <text:p>3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15]*2" office:value-type="float" office:value="22">
            <text:p>22</text:p>
          </table:table-cell>
          <table:table-cell table:formula="of:=SQRT([.B15]*25)" office:value-type="float" office:value="16.583123951777">
            <text:p>16,58</text:p>
          </table:table-cell>
          <table:table-cell table:formula="of:=LOG([.B15];2)*10" office:value-type="float" office:value="34.594316186373">
            <text:p>3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16]*2" office:value-type="float" office:value="24">
            <text:p>24</text:p>
          </table:table-cell>
          <table:table-cell table:formula="of:=SQRT([.B16]*25)" office:value-type="float" office:value="17.3205080756888">
            <text:p>17,32</text:p>
          </table:table-cell>
          <table:table-cell table:formula="of:=LOG([.B16];2)*10" office:value-type="float" office:value="35.8496250072116">
            <text:p>3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17]*2" office:value-type="float" office:value="26">
            <text:p>26</text:p>
          </table:table-cell>
          <table:table-cell table:formula="of:=SQRT([.B17]*25)" office:value-type="float" office:value="18.0277563773199">
            <text:p>18,03</text:p>
          </table:table-cell>
          <table:table-cell table:formula="of:=LOG([.B17];2)*10" office:value-type="float" office:value="37.0043971814109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18]*2" office:value-type="float" office:value="28">
            <text:p>28</text:p>
          </table:table-cell>
          <table:table-cell table:formula="of:=SQRT([.B18]*25)" office:value-type="float" office:value="18.7082869338697">
            <text:p>18,71</text:p>
          </table:table-cell>
          <table:table-cell table:formula="of:=LOG([.B18];2)*10" office:value-type="float" office:value="38.073549220576">
            <text:p>3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9]*2" office:value-type="float" office:value="30">
            <text:p>30</text:p>
          </table:table-cell>
          <table:table-cell table:formula="of:=SQRT([.B19]*25)" office:value-type="float" office:value="19.3649167310371">
            <text:p>19,36</text:p>
          </table:table-cell>
          <table:table-cell table:formula="of:=LOG([.B19];2)*10" office:value-type="float" office:value="39.0689059560852">
            <text:p>3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B20]*2" office:value-type="float" office:value="32">
            <text:p>32</text:p>
          </table:table-cell>
          <table:table-cell table:formula="of:=SQRT([.B20]*25)" office:value-type="float" office:value="20">
            <text:p>20</text:p>
          </table:table-cell>
          <table:table-cell table:formula="of:=LOG([.B20];2)*10"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1]*2" office:value-type="float" office:value="34">
            <text:p>34</text:p>
          </table:table-cell>
          <table:table-cell table:formula="of:=SQRT([.B21]*25)" office:value-type="float" office:value="20.6155281280883">
            <text:p>20,62</text:p>
          </table:table-cell>
          <table:table-cell table:formula="of:=LOG([.B21];2)*10" office:value-type="float" office:value="40.8746284125034">
            <text:p>4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2]*2" office:value-type="float" office:value="36">
            <text:p>36</text:p>
          </table:table-cell>
          <table:table-cell table:formula="of:=SQRT([.B22]*25)" office:value-type="float" office:value="21.2132034355964">
            <text:p>21,21</text:p>
          </table:table-cell>
          <table:table-cell table:formula="of:=LOG([.B22];2)*10" office:value-type="float" office:value="41.6992500144231">
            <text:p>4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23]*2" office:value-type="float" office:value="38">
            <text:p>38</text:p>
          </table:table-cell>
          <table:table-cell table:formula="of:=SQRT([.B23]*25)" office:value-type="float" office:value="21.7944947177034">
            <text:p>21,79</text:p>
          </table:table-cell>
          <table:table-cell table:formula="of:=LOG([.B23];2)*10" office:value-type="float" office:value="42.4792751344359">
            <text:p>42,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4]*2" office:value-type="float" office:value="40">
            <text:p>40</text:p>
          </table:table-cell>
          <table:table-cell table:formula="of:=SQRT([.B24]*25)" office:value-type="float" office:value="22.3606797749979">
            <text:p>22,36</text:p>
          </table:table-cell>
          <table:table-cell table:formula="of:=LOG([.B24];2)*10" office:value-type="float" office:value="43.2192809488736">
            <text:p>43,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B25]*2" office:value-type="float" office:value="42">
            <text:p>42</text:p>
          </table:table-cell>
          <table:table-cell table:formula="of:=SQRT([.B25]*25)" office:value-type="float" office:value="22.9128784747792">
            <text:p>22,91</text:p>
          </table:table-cell>
          <table:table-cell table:formula="of:=LOG([.B25];2)*10" office:value-type="float" office:value="43.9231742277876">
            <text:p>43,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6]*2" office:value-type="float" office:value="44">
            <text:p>44</text:p>
          </table:table-cell>
          <table:table-cell table:formula="of:=SQRT([.B26]*25)" office:value-type="float" office:value="23.4520787991171">
            <text:p>23,45</text:p>
          </table:table-cell>
          <table:table-cell table:formula="of:=LOG([.B26];2)*10" office:value-type="float" office:value="44.594316186373">
            <text:p>44,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27]*2" office:value-type="float" office:value="46">
            <text:p>46</text:p>
          </table:table-cell>
          <table:table-cell table:formula="of:=SQRT([.B27]*25)" office:value-type="float" office:value="23.9791576165636">
            <text:p>23,98</text:p>
          </table:table-cell>
          <table:table-cell table:formula="of:=LOG([.B27];2)*10" office:value-type="float" office:value="45.2356195605701">
            <text:p>45,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28]*2" office:value-type="float" office:value="48">
            <text:p>48</text:p>
          </table:table-cell>
          <table:table-cell table:formula="of:=SQRT([.B28]*25)" office:value-type="float" office:value="24.4948974278318">
            <text:p>24,49</text:p>
          </table:table-cell>
          <table:table-cell table:formula="of:=LOG([.B28];2)*10" office:value-type="float" office:value="45.8496250072116">
            <text:p>45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29]*2" office:value-type="float" office:value="50">
            <text:p>50</text:p>
          </table:table-cell>
          <table:table-cell table:formula="of:=SQRT([.B29]*25)" office:value-type="float" office:value="25">
            <text:p>25</text:p>
          </table:table-cell>
          <table:table-cell table:formula="of:=LOG([.B29];2)*10" office:value-type="float" office:value="46.4385618977472">
            <text:p>46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30]*2" office:value-type="float" office:value="52">
            <text:p>52</text:p>
          </table:table-cell>
          <table:table-cell table:formula="of:=SQRT([.B30]*25)" office:value-type="float" office:value="25.4950975679639">
            <text:p>25,5</text:p>
          </table:table-cell>
          <table:table-cell table:formula="of:=LOG([.B30];2)*10" office:value-type="float" office:value="47.0043971814109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31]*2" office:value-type="float" office:value="54">
            <text:p>54</text:p>
          </table:table-cell>
          <table:table-cell table:formula="of:=SQRT([.B31]*25)" office:value-type="float" office:value="25.9807621135332">
            <text:p>25,98</text:p>
          </table:table-cell>
          <table:table-cell table:formula="of:=LOG([.B31];2)*10" office:value-type="float" office:value="47.5488750216347">
            <text:p>47,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32]*2" office:value-type="float" office:value="56">
            <text:p>56</text:p>
          </table:table-cell>
          <table:table-cell table:formula="of:=SQRT([.B32]*25)" office:value-type="float" office:value="26.4575131106459">
            <text:p>26,46</text:p>
          </table:table-cell>
          <table:table-cell table:formula="of:=LOG([.B32];2)*10" office:value-type="float" office:value="48.073549220576">
            <text:p>48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3]*2" office:value-type="float" office:value="58">
            <text:p>58</text:p>
          </table:table-cell>
          <table:table-cell table:formula="of:=SQRT([.B33]*25)" office:value-type="float" office:value="26.9258240356725">
            <text:p>26,93</text:p>
          </table:table-cell>
          <table:table-cell table:formula="of:=LOG([.B33];2)*10" office:value-type="float" office:value="48.5798099512757">
            <text:p>48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4]*2" office:value-type="float" office:value="60">
            <text:p>60</text:p>
          </table:table-cell>
          <table:table-cell table:formula="of:=SQRT([.B34]*25)" office:value-type="float" office:value="27.3861278752583">
            <text:p>27,39</text:p>
          </table:table-cell>
          <table:table-cell table:formula="of:=LOG([.B34];2)*10" office:value-type="float" office:value="49.0689059560852">
            <text:p>49,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35]*2" office:value-type="float" office:value="62">
            <text:p>62</text:p>
          </table:table-cell>
          <table:table-cell table:formula="of:=SQRT([.B35]*25)" office:value-type="float" office:value="27.8388218141501">
            <text:p>27,84</text:p>
          </table:table-cell>
          <table:table-cell table:formula="of:=LOG([.B35];2)*10" office:value-type="float" office:value="49.5419631038688">
            <text:p>49,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36]*2" office:value-type="float" office:value="64">
            <text:p>64</text:p>
          </table:table-cell>
          <table:table-cell table:formula="of:=SQRT([.B36]*25)" office:value-type="float" office:value="28.2842712474619">
            <text:p>28,28</text:p>
          </table:table-cell>
          <table:table-cell table:formula="of:=LOG([.B36];2)*10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37]*2" office:value-type="float" office:value="66">
            <text:p>66</text:p>
          </table:table-cell>
          <table:table-cell table:formula="of:=SQRT([.B37]*25)" office:value-type="float" office:value="28.7228132326901">
            <text:p>28,72</text:p>
          </table:table-cell>
          <table:table-cell table:formula="of:=LOG([.B37];2)*10" office:value-type="float" office:value="50.4439411935845">
            <text:p>50,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38]*2" office:value-type="float" office:value="68">
            <text:p>68</text:p>
          </table:table-cell>
          <table:table-cell table:formula="of:=SQRT([.B38]*25)" office:value-type="float" office:value="29.1547594742265">
            <text:p>29,15</text:p>
          </table:table-cell>
          <table:table-cell table:formula="of:=LOG([.B38];2)*10" office:value-type="float" office:value="50.8746284125034">
            <text:p>50,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39]*2" office:value-type="float" office:value="70">
            <text:p>70</text:p>
          </table:table-cell>
          <table:table-cell table:formula="of:=SQRT([.B39]*25)" office:value-type="float" office:value="29.5803989154981">
            <text:p>29,58</text:p>
          </table:table-cell>
          <table:table-cell table:formula="of:=LOG([.B39];2)*10" office:value-type="float" office:value="51.2928301694497">
            <text:p>51,2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7">17.12.2024</text:date>, <text:time>15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32M43S</meta:editing-duration>
    <meta:editing-cycles>16</meta:editing-cycles>
    <meta:generator>OpenOffice/4.1.15$Win32 OpenOffice.org_project/4115m2$Build-9813</meta:generator>
    <dc:date>2024-12-17T15:30:45.76</dc:date>
    <dc:creator>jk jk</dc:creator>
    <meta:document-statistic meta:table-count="8" meta:cell-count="84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3.016cm" svg:y="3.66cm" style:legend-expansion="high" chart:style-name="ch2"/>
        <chart:plot-area chart:style-name="ch3" table:cell-range-address="Tabelle4.B3:Tabelle4.E39" chart:data-source-has-labels="both" svg:x="0.77cm" svg:y="0.851cm" svg:width="11.606cm" svg:height="7.542cm">
          <chartooo:coordinate-region svg:x="1.391cm" svg:y="1.063cm" svg:width="10.798cm" svg:height="6.657cm"/>
          <chart:axis chart:dimension="x" chart:name="primary-x" chart:style-name="ch4" chartooo:axis-type="auto">
            <chart:categories table:cell-range-address="Tabelle4.B4:Tabelle4.B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4.C4:Tabelle4.C39" chart:label-cell-address="Tabelle4.C3:Tabelle4.C3" chart:class="chart:scatter">
            <chart:domain table:cell-range-address="Tabelle4.B4:Tabelle4.B39"/>
            <chart:data-point chart:repeated="36"/>
          </chart:series>
          <chart:series chart:style-name="ch7" chart:values-cell-range-address="Tabelle4.D4:Tabelle4.D39" chart:label-cell-address="Tabelle4.D3:Tabelle4.D3" chart:class="chart:scatter">
            <chart:data-point chart:repeated="36"/>
          </chart:series>
          <chart:series chart:style-name="ch8" chart:values-cell-range-address="Tabelle4.E4:Tabelle4.E39" chart:label-cell-address="Tabelle4.E3:Tabelle4.E3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*2</text:p>
                <draw:g>
                  <svg:desc>Tabelle4.C3:Tabelle4.C3</svg:desc>
                </draw:g>
              </table:table-cell>
              <table:table-cell office:value-type="string">
                <text:p>sqrt(x*25)</text:p>
                <draw:g>
                  <svg:desc>Tabelle4.D3:Tabelle4.D3</svg:desc>
                </draw:g>
              </table:table-cell>
              <table:table-cell office:value-type="string">
                <text:p>log(x,2)*10</text:p>
                <draw:g>
                  <svg:desc>Tabelle4.E3:Tabelle4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B4:Tabelle4.B39</svg:desc>
                </draw:g>
              </table:table-cell>
              <table:table-cell office:value-type="float" office:value="0">
                <text:p>0</text:p>
                <draw:g>
                  <svg:desc>Tabelle4.C4:Tabelle4.C39</svg:desc>
                </draw:g>
              </table:table-cell>
              <table:table-cell office:value-type="float" office:value="0">
                <text:p>0</text:p>
                <draw:g>
                  <svg:desc>Tabelle4.D4:Tabelle4.D39</svg:desc>
                </draw:g>
              </table:table-cell>
              <table:table-cell office:value-type="float" office:value="NaN">
                <text:p>NaN</text:p>
                <draw:g>
                  <svg:desc>Tabelle4.E4:Tabelle4.E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7106781186548">
                <text:p>7.07106781186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15.8496250072116">
                <text:p>15.8496250072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23.2192809488736">
                <text:p>23.21928094887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.2474487139159">
                <text:p>12.2474487139159</text:p>
              </table:table-cell>
              <table:table-cell office:value-type="float" office:value="25.8496250072116">
                <text:p>25.84962500721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28.073549220576">
                <text:p>28.073549220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.142135623731">
                <text:p>14.1421356237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1.6992500144231">
                <text:p>31.69925001442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.583123951777">
                <text:p>16.583123951777</text:p>
              </table:table-cell>
              <table:table-cell office:value-type="float" office:value="34.594316186373">
                <text:p>34.5943161863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35.8496250072116">
                <text:p>35.84962500721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8.0277563773199">
                <text:p>18.0277563773199</text:p>
              </table:table-cell>
              <table:table-cell office:value-type="float" office:value="37.0043971814109">
                <text:p>37.00439718141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8.7082869338697">
                <text:p>18.7082869338697</text:p>
              </table:table-cell>
              <table:table-cell office:value-type="float" office:value="38.073549220576">
                <text:p>38.0735492205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39.0689059560852">
                <text:p>39.06890595608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20.6155281280883">
                <text:p>20.6155281280883</text:p>
              </table:table-cell>
              <table:table-cell office:value-type="float" office:value="40.8746284125034">
                <text:p>40.874628412503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1.2132034355964">
                <text:p>21.2132034355964</text:p>
              </table:table-cell>
              <table:table-cell office:value-type="float" office:value="41.6992500144231">
                <text:p>41.69925001442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.7944947177034">
                <text:p>21.7944947177034</text:p>
              </table:table-cell>
              <table:table-cell office:value-type="float" office:value="42.4792751344359">
                <text:p>42.4792751344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43.2192809488736">
                <text:p>43.219280948873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2.9128784747792">
                <text:p>22.9128784747792</text:p>
              </table:table-cell>
              <table:table-cell office:value-type="float" office:value="43.9231742277876">
                <text:p>43.9231742277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3.4520787991171">
                <text:p>23.4520787991171</text:p>
              </table:table-cell>
              <table:table-cell office:value-type="float" office:value="44.594316186373">
                <text:p>44.59431618637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3.9791576165636">
                <text:p>23.9791576165636</text:p>
              </table:table-cell>
              <table:table-cell office:value-type="float" office:value="45.2356195605701">
                <text:p>45.23561956057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4.4948974278318">
                <text:p>24.4948974278318</text:p>
              </table:table-cell>
              <table:table-cell office:value-type="float" office:value="45.8496250072116">
                <text:p>45.84962500721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6.4385618977472">
                <text:p>46.43856189774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47.0043971814109">
                <text:p>47.004397181410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47.5488750216347">
                <text:p>47.54887502163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26.4575131106459">
                <text:p>26.4575131106459</text:p>
              </table:table-cell>
              <table:table-cell office:value-type="float" office:value="48.073549220576">
                <text:p>48.0735492205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48.5798099512757">
                <text:p>48.5798099512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27.3861278752583">
                <text:p>27.3861278752583</text:p>
              </table:table-cell>
              <table:table-cell office:value-type="float" office:value="49.0689059560852">
                <text:p>49.06890595608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27.8388218141501">
                <text:p>27.8388218141501</text:p>
              </table:table-cell>
              <table:table-cell office:value-type="float" office:value="49.5419631038688">
                <text:p>49.54196310386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28.2842712474619">
                <text:p>28.28427124746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28.7228132326901">
                <text:p>28.7228132326901</text:p>
              </table:table-cell>
              <table:table-cell office:value-type="float" office:value="50.4439411935845">
                <text:p>50.44394119358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9.1547594742265">
                <text:p>29.1547594742265</text:p>
              </table:table-cell>
              <table:table-cell office:value-type="float" office:value="50.8746284125034">
                <text:p>50.87462841250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9.5803989154981">
                <text:p>29.5803989154981</text:p>
              </table:table-cell>
              <table:table-cell office:value-type="float" office:value="51.2928301694497">
                <text:p>51.2928301694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